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Lista zakupów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l.p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 jednostkowa</text:p>
          </table:table-cell>
          <table:table-cell table:style-name="ce2" office:value-type="string" calcext:value-type="string">
            <text:p>liczba</text:p>
          </table:table-cell>
          <table:table-cell table:style-name="ce2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eski pokładu – 3mm</text:p>
          </table:table-cell>
          <table:table-cell table:style-name="ce5" office:value-type="float" office:value="6.83" calcext:value-type="float">
            <text:p>6,8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ulejki dystansowe</text:p>
          </table:table-cell>
          <table:table-cell table:style-name="ce5" office:value-type="float" office:value="16.73" calcext:value-type="float">
            <text:p>1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dkładka M3/7mm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muchawa płaszcza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9]*[.C9]" office:value-type="float" office:value="45.8" calcext:value-type="float">
            <text:p>45,8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ilnik napędowy</text:p>
          </table:table-cell>
          <table:table-cell table:style-name="ce5" office:value-type="float" office:value="49.9" calcext:value-type="float">
            <text:p>49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0]*[.C10]" office:value-type="float" office:value="49.9" calcext:value-type="float">
            <text:p>49,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iasta śmigła</text:p>
          </table:table-cell>
          <table:table-cell table:style-name="ce5" office:value-type="float" office:value="3.37" calcext:value-type="float">
            <text:p>3,3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1]*[.C11]" office:value-type="float" office:value="3.37" calcext:value-type="float">
            <text:p>3,37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śmigło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2]*[.C1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imbal silnika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3]*[.C13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sterownik silników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4]*[.C14]" office:value-type="float" office:value="13.9" calcext:value-type="float">
            <text:p>13,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oduł Bluetooth</text:p>
          </table:table-cell>
          <table:table-cell table:style-name="ce5" office:value-type="float" office:value="24.26" calcext:value-type="float">
            <text:p>24,2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5]*[.C15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onwerter poziomów 3,3/5V</text:p>
          </table:table-cell>
          <table:table-cell table:style-name="ce5" office:value-type="float" office:value="2.38" calcext:value-type="float">
            <text:p>2,3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6]*[.C16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kumulator Tattu 1300mAh 3S 75C</text:p>
          </table:table-cell>
          <table:table-cell table:style-name="ce5" office:value-type="float" office:value="67.22" calcext:value-type="float">
            <text:p>67,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]*[.C17]" office:value-type="float" office:value="67.22" calcext:value-type="float">
            <text:p>67,2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Wtyki XT60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8]*[.C18]" office:value-type="float" office:value="5.14" calcext:value-type="float">
            <text:p>5,1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Ładowarka 2S/3S li-pol 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*[.C19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zełącznik kołyskowy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0]*[.C20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Płytka zasilająca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1]*[.C2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Stabilizator 9V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2]*[.C22]" office:value-type="float" office:value="0.9" calcext:value-type="float">
            <text:p>0,9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tabilizator 5V</text:p>
          </table:table-cell>
          <table:table-cell table:style-name="ce5" office:value-type="float" office:value="0.81" calcext:value-type="float">
            <text:p>0,8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3]*[.C23]" office:value-type="float" office:value="0.81" calcext:value-type="float">
            <text:p>0,8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Stabilizator 3.3V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4]*[.C24]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Radiator RAD04 9x9x5﻿﻿mm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25]*[.C25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Taśma termoprzewodząca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6]*[.C26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Przewód czerwo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7]*[.C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Przewód czar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8]*[.C28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Lampa LED 12V 1,5W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9]*[.C29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Moduł przekaźnik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0]*[.C30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Uchwyt czujnika HC-SR04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1]*[.C31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Woltomierz</text:p>
          </table:table-cell>
          <table:table-cell table:style-name="ce5" office:value-type="float" office:value="5.15" calcext:value-type="float">
            <text:p>5,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2]*[.C32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Wyłącznik krańcowy</text:p>
          </table:table-cell>
          <table:table-cell table:style-name="ce5" office:value-type="float" office:value="1.68" calcext:value-type="float">
            <text:p>1,6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3]*[.C33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Mocowanie serwa</text:p>
          </table:table-cell>
          <table:table-cell table:style-name="ce5" office:value-type="float" office:value="2.18" calcext:value-type="float">
            <text:p>2,1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4]*[.C34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Płytka stykowa 83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5]*[.C35]" office:value-type="float" office:value="4.9" calcext:value-type="float">
            <text:p>4,9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Płytka stykowa 170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6]*[.C36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Płytka stykowa 400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7]*[.C37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odstawka plexi pod Arduino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8]*[.C38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Przewody żeń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9]*[.C39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Przewody mę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0]*[.C40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odstawka do wyświetlacza LCD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1]*[.C41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SURVIVAL CARD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2]*[.C4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Moduł czytnika RFID RC522</text:p>
          </table:table-cell>
          <table:table-cell table:style-name="ce5" office:value-type="float" office:value="8.42" calcext:value-type="float">
            <text:p>8,4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3]*[.C43]" office:value-type="float" office:value="8.42" calcext:value-type="float">
            <text:p>8,42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Karta zbliżeniowa - RFID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4]*[.C44]" office:value-type="float" office:value="1.78" calcext:value-type="float">
            <text:p>1,78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Gąbka czyścik grotu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5]*[.C45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Wyświetlacz LED 4 cyfry + sterownik TM1637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6]*[.C46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Listwa goldpin prosta</text:p>
          </table:table-cell>
          <table:table-cell table:style-name="ce5" office:value-type="float" office:value="2.97" calcext:value-type="float">
            <text:p>2,9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7]*[.C47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Listwa goldpin kątow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8]*[.C48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Zestaw laminatów</text:p>
          </table:table-cell>
          <table:table-cell table:style-name="ce7" office:value-type="float" office:value="6.73" calcext:value-type="float">
            <text:p>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9]*[.C49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Nadsiarczan sodowy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0]*[.C50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Marker do rysowania ścieżek</text:p>
          </table:table-cell>
          <table:table-cell table:style-name="ce5" office:value-type="float" office:value="7.23" calcext:value-type="float">
            <text:p>7,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1]*[.C51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Trzecia Ręka z Lupą</text:p>
          </table:table-cell>
          <table:table-cell table:style-name="ce5" office:value-type="float" office:value="27.52" calcext:value-type="float">
            <text:p>27,5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2]*[.C52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table:number-columns-repeated="3"/>
          <table:table-cell table:style-name="ce5" table:formula="of:=[.D53]*[.C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table:number-columns-repeated="3"/>
          <table:table-cell table:style-name="ce5" table:formula="of:=[.D54]*[.C5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Suma:</text:p>
          </table:table-cell>
          <table:covered-table-cell table:number-columns-repeated="3" table:style-name="ce5"/>
          <table:table-cell table:style-name="ce8" table:formula="of:=SUM([.E6:.E54])" office:value-type="float" office:value="457.07" calcext:value-type="float">
            <text:p>457,07</text:p>
          </table:table-cell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.00.0000</text:date>, <text:time style:data-style-name="N2" text:time-value="12:52:20.09126500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0-26T17:54:47.784934614</dc:date>
    <meta:editing-duration>PT2H36M30S</meta:editing-duration>
    <meta:editing-cycles>48</meta:editing-cycles>
    <meta:generator>LibreOffice/5.1.6.2$Linux_X86_64 LibreOffice_project/10m0$Build-2</meta:generator>
    <meta:document-statistic meta:table-count="1" meta:cell-count="245" meta:object-count="0"/>
  </office:meta>
</office:document-meta>
</file>